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0A51338B3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0ab830" officeooo:paragraph-rsid="000ab830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.9256in" svg:height="0.8543in" draw:z-index="0"><draw:image xlink:href="Pictures/10000000000002580000010A51338B32.jpg" xlink:type="simple" xlink:show="embed" xlink:actuate="onLoad"/></draw:frame>BATIFOL Stephen</text:p>
      <text:p text:style-name="P1">SORET Thiba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</meta:initial-creator>
    <meta:creation-date>2015-04-08T09:55:24.178329599</meta:creation-date>
    <dc:date>2015-04-08T09:57:04.377270354</dc:date>
    <dc:creator>stephen </dc:creator>
    <meta:editing-duration>PT1M40S</meta:editing-duration>
    <meta:editing-cycles>1</meta:editing-cycles>
    <meta:document-statistic meta:table-count="0" meta:image-count="1" meta:object-count="0" meta:page-count="1" meta:paragraph-count="2" meta:word-count="4" meta:character-count="29" meta:non-whitespace-character-count="27"/>
    <meta:generator>LibreOffice/4.3.3.2$Linux_X86_64 LibreOffice_project/430m0$Build-2</meta:generator>
  </office:meta>
</office:document-meta>
</file>